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39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3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39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3458333333333cm" style:use-optimal-column-width="true"/>
    </style:style>
    <style:style style:name="co18" style:family="table-column">
      <style:table-column-properties fo:break-before="auto" style:column-width="0.44979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17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9]+[.F8]-[.G8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0]+[.F9]-[.G9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83070.207499394644" table:formula="of:=[.H11]+[.F10]-[.G10]" table:style-name="ce43">
            <text:p>83.070,2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Mayıs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2]" table:style-name="ce83">
            <text:p>26.874,10<text:s/></text:p>
          </table:table-cell>
          <table:table-cell table:style-name="ce43"/>
          <table:table-cell office:value-type="float" office:value="83070.207499394644" table:formula="of:=[.H12]+[.F11]-[.G11]" table:style-name="ce43">
            <text:p>83.070,21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2]/[.C14])-1" table:style-name="ce70">
            <text:p>0,00%</text:p>
          </table:table-cell>
          <table:table-cell office:value-type="float" office:value="26874.096823585311" table:formula="of:=[.E14]+[.F12]" table:style-name="ce42">
            <text:p>26874,09682</text:p>
          </table:table-cell>
          <table:table-cell office:value-type="float" office:value="0" table:formula="of:=[.H13]*[.D12]" table:style-name="ce71">
            <text:p>0,00<text:s/></text:p>
          </table:table-cell>
          <table:table-cell table:style-name="ce43"/>
          <table:table-cell office:value-type="float" office:value="56196.110675809337" table:formula="of:=[.H13]+[.F12]-[.G12]" table:style-name="ce43">
            <text:p>56.196,11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 Nisan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4]" table:style-name="ce83">
            <text:p>26.874,10<text:s/></text:p>
          </table:table-cell>
          <table:table-cell table:style-name="ce43"/>
          <table:table-cell office:value-type="float" office:value="56196.110675809337" table:formula="of:=[.H14]+[.F13]-[.G13]" table:style-name="ce43">
            <text:p>56.196,11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0" table:formula="of:=([.C14]/[.C16])-1" table:style-name="ce70">
            <text:p>0,00%</text:p>
          </table:table-cell>
          <table:table-cell office:value-type="float" office:value="26874.096823585311" table:formula="of:=[.E16]+[.F14]" table:style-name="ce42">
            <text:p>26874,09682</text:p>
          </table:table-cell>
          <table:table-cell office:value-type="float" office:value="0" table:formula="of:=[.H15]*[.D14]" table:style-name="ce71">
            <text:p>0,00<text:s/></text:p>
          </table:table-cell>
          <table:table-cell table:style-name="ce43"/>
          <table:table-cell office:value-type="float" office:value="29322.013852224023" table:formula="of:=[.H15]+[.F14]-[.G14]" table:style-name="ce43">
            <text:p>29.322,0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 Mart</text:p>
          </table:table-cell>
          <table:table-cell table:style-name="ce80"/>
          <table:table-cell table:style-name="ce81"/>
          <table:table-cell table:style-name="ce82"/>
          <table:table-cell office:value-type="float" office:value="26874.096823585311" table:formula="of:=[.E16]" table:style-name="ce83">
            <text:p>26.874,10<text:s/></text:p>
          </table:table-cell>
          <table:table-cell table:style-name="ce43"/>
          <table:table-cell office:value-type="float" office:value="29322.013852224023" table:formula="of:=[.H16]+[.F15]-[.G15]" table:style-name="ce43">
            <text:p>29.322,01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117" table:style-name="ce69">
            <text:p>2117,00<text:s/></text:p>
          </table:table-cell>
          <table:table-cell office:value-type="percentage" office:value="6.702553401679423E-2" table:formula="of:=([.C16]/[.C18])-1" table:style-name="ce70">
            <text:p>6,70%</text:p>
          </table:table-cell>
          <table:table-cell office:value-type="float" office:value="26874.096823585311" table:formula="of:=[.E18]+[.F16]" table:style-name="ce42">
            <text:p>26874,09682</text:p>
          </table:table-cell>
          <table:table-cell office:value-type="float" office:value="153.76665397655935" table:formula="of:=[.H17]*[.D16]" table:style-name="ce71">
            <text:p>153,77<text:s/></text:p>
          </table:table-cell>
          <table:table-cell table:style-name="ce43"/>
          <table:table-cell office:value-type="float" office:value="2447.9170286387121" table:formula="of:=[.H17]+[.F16]-[.G16]" table:style-name="ce85">
            <text:p>2.447,9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18" table:default-cell-style-name="ce87"/>
        <table:table-column table:style-name="co19" table:default-cell-style-name="ce93"/>
        <table:table-column table:style-name="co20" table:default-cell-style-name="ce87"/>
        <table:table-column table:style-name="co16" table:default-cell-style-name="ce88"/>
        <table:table-column table:style-name="co21" table:default-cell-style-name="ce89"/>
        <table:table-column table:style-name="co22" table:default-cell-style-name="ce88"/>
        <table:table-column table:style-name="co23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05T00:00:00" table:style-name="ce93">
            <text:p>05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80" table:style-name="ce89">
            <text:p>80,00</text:p>
          </table:table-cell>
          <table:table-cell office:value-type="float" office:value="67492.98" table:formula="of:=[.F6]+[.E7]-[.D7]" table:style-name="ce99">
            <text:p>67.4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09T00:00:00" table:style-name="ce93">
            <text:p>09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100" table:style-name="ce89">
            <text:p>100,00</text:p>
          </table:table-cell>
          <table:table-cell office:value-type="float" office:value="67592.98" table:formula="of:=[.F7]+[.E8]-[.D8]" table:style-name="ce99">
            <text:p>67.5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2T00:00:00" table:style-name="ce93">
            <text:p>12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0" table:style-name="ce102">
            <text:p>250,00</text:p>
          </table:table-cell>
          <table:table-cell office:value-type="float" office:value="67842.98" table:formula="of:=[.F8]+[.E9]-[.D9]" table:style-name="ce99">
            <text:p>67.84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3T00:00:00" table:style-name="ce93">
            <text:p>13.01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0" table:style-name="ce89">
            <text:p>250,00</text:p>
          </table:table-cell>
          <table:table-cell office:value-type="float" office:value="68092.98" table:formula="of:=[.F9]+[.E10]-[.D10]" table:style-name="ce99">
            <text:p>68.0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4642.979999999996" table:formula="of:=[.F10]+[.E11]-[.D11]" table:style-name="ce99">
            <text:p>64.64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50" table:style-name="ce89">
            <text:p>3.450,00</text:p>
          </table:table-cell>
          <table:table-cell office:value-type="float" office:value="68092.98" table:formula="of:=[.F11]+[.E12]-[.D12]" table:style-name="ce99">
            <text:p>68.0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7T00:00:00" table:style-name="ce93">
            <text:p>17.01.24</text:p>
          </table:table-cell>
          <table:table-cell office:value-type="string" table:style-name="ce87">
            <text:p>pide</text:p>
          </table:table-cell>
          <table:table-cell table:style-name="ce89"/>
          <table:table-cell office:value-type="float" office:value="200" table:style-name="ce103">
            <text:p>200</text:p>
          </table:table-cell>
          <table:table-cell office:value-type="float" office:value="68292.98" table:formula="of:=[.F12]+[.E13]-[.D13]" table:style-name="ce99">
            <text:p>68.29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80" table:style-name="ce89">
            <text:p>180,00</text:p>
          </table:table-cell>
          <table:table-cell office:value-type="float" office:value="68472.98" table:formula="of:=[.F13]+[.E14]-[.D14]" table:style-name="ce99">
            <text:p>68.47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5T00:00:00" table:style-name="ce93">
            <text:p>25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6" table:style-name="ce89">
            <text:p>156,00</text:p>
          </table:table-cell>
          <table:table-cell office:value-type="float" office:value="68628.98" table:formula="of:=[.F14]+[.E15]-[.D15]" table:style-name="ce99">
            <text:p>68.628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7T00:00:00" table:style-name="ce93">
            <text:p>27.01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8" table:style-name="ce89">
            <text:p>108,00</text:p>
          </table:table-cell>
          <table:table-cell office:value-type="float" office:value="68736.98" table:formula="of:=[.F15]+[.E16]-[.D16]" table:style-name="ce99">
            <text:p>68.736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7T00:00:00" table:style-name="ce93">
            <text:p>07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7" table:style-name="ce89">
            <text:p>107,00</text:p>
          </table:table-cell>
          <table:table-cell office:value-type="float" office:value="68843.98" table:formula="of:=[.F16]+[.E17]-[.D17]" table:style-name="ce99">
            <text:p>68.84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8T00:00:00" table:style-name="ce93">
            <text:p>08.02.24</text:p>
          </table:table-cell>
          <table:table-cell office:value-type="string" table:style-name="ce87">
            <text:p>erenler pide</text:p>
          </table:table-cell>
          <table:table-cell table:style-name="ce88"/>
          <table:table-cell office:value-type="float" office:value="116.38" table:style-name="ce89">
            <text:p>116,38</text:p>
          </table:table-cell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09T00:00:00" table:style-name="ce93">
            <text:p>09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8952.98" table:formula="of:=[.F17]+[.E19]-[.D19]" table:style-name="ce99">
            <text:p>68.95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0T00:00:00" table:style-name="ce93">
            <text:p>10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9061.98" table:formula="of:=[.F19]+[.E20]-[.D20]" table:style-name="ce99">
            <text:p>69.061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4T00:00:00" table:style-name="ce93">
            <text:p>14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59" table:style-name="ce89">
            <text:p>159,00</text:p>
          </table:table-cell>
          <table:table-cell office:value-type="float" office:value="69220.98" table:formula="of:=[.F20]+[.E21]-[.D21]" table:style-name="ce99">
            <text:p>69.220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5T00:00:00" table:style-name="ce93">
            <text:p>15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9" table:style-name="ce89">
            <text:p>109,00</text:p>
          </table:table-cell>
          <table:table-cell office:value-type="float" office:value="69329.98" table:formula="of:=[.F21]+[.E22]-[.D22]" table:style-name="ce99">
            <text:p>69.329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</text:p>
          </table:table-cell>
          <table:table-cell table:style-name="ce88"/>
          <table:table-cell office:value-type="float" office:value="106" table:style-name="ce89">
            <text:p>106,00</text:p>
          </table:table-cell>
          <table:table-cell office:value-type="float" office:value="69435.98" table:formula="of:=[.F22]+[.E23]-[.D23]" table:style-name="ce99">
            <text:p>69.435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035.98" table:formula="of:=[.F23]+[.E24]-[.D24]" table:style-name="ce99">
            <text:p>66.035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5" table:style-name="ce89">
            <text:p>3.465,00</text:p>
          </table:table-cell>
          <table:table-cell office:value-type="float" office:value="69500.98" table:formula="of:=[.F24]+[.E25]-[.D25]" table:style-name="ce99">
            <text:p>69.500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4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number-columns-repeated="2"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7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3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2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5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3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6850" table:formula="of:=SUM([.D7:.D73])" table:style-name="ce111">
            <text:p>6.850,00</text:p>
          </table:table-cell>
          <table:table-cell office:value-type="float" office:value="9054.380000000001" table:formula="of:=SUM([.E7:.E72])" table:style-name="ce111">
            <text:p>9.054,38</text:p>
          </table:table-cell>
          <table:table-cell office:value-type="float" office:value="2204.380000000001" table:formula="of:=[.E75]-[.D75]" table:style-name="ce112">
            <text:p>2.204,3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P0">
      <number:day number:style="long"/>
      <number:text>.</number:text>
      <number:month number:style="long"/>
      <number:text>.</number:text>
      <number:year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2" number:min-decimal-places="0" number:min-integer-digits="1" number:grouping="true" number:decimal-replacement=""/>
    </number:number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21T14:54:00Z</dc:date>
    <meta:print-date>2024-01-05T08:34:57Z</meta:print-date>
    <meta:editing-cycles>163</meta:editing-cycles>
    <meta:editing-duration>PT44684S</meta:editing-duration>
  </office:meta>
</office:document-meta>
</file>